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image/png" manifest:full-path="Pictures/1000000000000640000004B02C5236E4.png"/>
  <manifest:file-entry manifest:media-type="image/jpeg" manifest:full-path="Pictures/10000000000001FB0000013B567F2707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 style:list-style-name="L7">
      <style:graphic-properties draw:fill-color="#ffffff" draw:auto-grow-height="true" fo:min-height="3.006cm"/>
    </style:style>
    <style:style style:name="pr2" style:family="presentation" style:parent-style-name="Blue-subtitle" style:list-style-name="L8">
      <style:graphic-properties draw:fill-color="#ffffff" fo:min-height="11.341cm"/>
    </style:style>
    <style:style style:name="pr3" style:family="presentation" style:parent-style-name="Blue-notes" style:list-style-name="L1">
      <style:graphic-properties draw:fill-color="#ffffff" draw:auto-grow-height="true" fo:min-height="13.365cm"/>
    </style:style>
    <style:style style:name="pr4" style:family="presentation" style:parent-style-name="Blue-title" style:list-style-name="L7">
      <style:graphic-properties draw:fill-color="#ffffff" draw:auto-grow-height="true" fo:min-height="3.006cm"/>
    </style:style>
    <style:style style:name="pr5" style:family="presentation" style:parent-style-name="Blue-outline1">
      <style:graphic-properties draw:fill-color="#ffffff" fo:min-height="11.341cm"/>
    </style:style>
    <style:style style:name="pr6" style:family="presentation" style:parent-style-name="Blue-notes" style:list-style-name="L1">
      <style:graphic-properties draw:fill-color="#ffffff" draw:auto-grow-height="true" fo:min-height="13.365cm"/>
    </style:style>
    <style:style style:name="pr7" style:family="presentation" style:parent-style-name="Blue-title" style:list-style-name="L7">
      <style:graphic-properties draw:fill-color="#ffffff" draw:auto-grow-height="true" fo:min-height="3.006cm"/>
    </style:style>
    <style:style style:name="pr8" style:family="presentation" style:parent-style-name="Blue-notes" style:list-style-name="L1">
      <style:graphic-properties draw:fill-color="#ffffff" draw:auto-grow-height="true" fo:min-height="13.365cm"/>
    </style:style>
    <style:style style:name="pr9" style:family="presentation" style:parent-style-name="Blue-title" style:list-style-name="L7">
      <style:graphic-properties draw:fill-color="#ffffff" draw:auto-grow-height="true" fo:min-height="3.006cm"/>
    </style:style>
    <style:style style:name="pr10" style:family="presentation" style:parent-style-name="Blue-notes" style:list-style-name="L1">
      <style:graphic-properties draw:fill-color="#ffffff" draw:auto-grow-height="true" fo:min-height="13.365cm"/>
    </style:style>
    <style:style style:name="pr11" style:family="presentation" style:parent-style-name="Blue-title" style:list-style-name="L7">
      <style:graphic-properties draw:fill-color="#ffffff" draw:auto-grow-height="true" fo:min-height="3.006cm"/>
    </style:style>
    <style:style style:name="pr12" style:family="presentation" style:parent-style-name="Blue-notes" style:list-style-name="L1">
      <style:graphic-properties draw:fill-color="#ffffff" draw:auto-grow-height="true" fo:min-height="13.365cm"/>
    </style:style>
    <style:style style:name="pr13" style:family="presentation" style:parent-style-name="Blue-title" style:list-style-name="L7">
      <style:graphic-properties draw:fill-color="#ffffff" draw:auto-grow-height="true" fo:min-height="3.006cm"/>
    </style:style>
    <style:style style:name="pr14" style:family="presentation" style:parent-style-name="Blue-notes" style:list-style-name="L1">
      <style:graphic-properties draw:fill-color="#ffffff" draw:auto-grow-height="true" fo:min-height="13.365cm"/>
    </style:style>
    <style:style style:name="pr15" style:family="presentation" style:parent-style-name="Blue-title" style:list-style-name="L7">
      <style:graphic-properties draw:fill-color="#ffffff" draw:auto-grow-height="true" fo:min-height="3.006cm"/>
    </style:style>
    <style:style style:name="pr16" style:family="presentation" style:parent-style-name="Blue-subtitle" style:list-style-name="L6">
      <style:graphic-properties draw:fill-color="#ffffff" draw:auto-grow-height="true" fo:min-height="11.88cm"/>
    </style:style>
    <style:style style:name="pr17" style:family="presentation" style:parent-style-name="Blue-notes" style:list-style-name="L1">
      <style:graphic-properties draw:fill-color="#ffffff" draw:auto-grow-height="true" fo:min-height="13.365cm"/>
    </style:style>
    <style:style style:name="pr18" style:family="presentation" style:parent-style-name="Blue-title" style:list-style-name="L7">
      <style:graphic-properties draw:fill-color="#ffffff" draw:auto-grow-height="true" fo:min-height="3.006cm"/>
    </style:style>
    <style:style style:name="pr19" style:family="presentation" style:parent-style-name="Blue-subtitle" style:list-style-name="L6">
      <style:graphic-properties draw:fill-color="#ffffff" draw:auto-grow-height="true" fo:min-height="11.88cm"/>
    </style:style>
    <style:style style:name="pr20" style:family="presentation" style:parent-style-name="Blue-notes" style:list-style-name="L1">
      <style:graphic-properties draw:fill-color="#ffffff" draw:auto-grow-height="true" fo:min-height="13.365cm"/>
    </style:style>
    <style:style style:name="pr21" style:family="presentation" style:parent-style-name="Blue-title" style:list-style-name="L7">
      <style:graphic-properties draw:fill-color="#ffffff" draw:auto-grow-height="true" fo:min-height="3.006cm"/>
    </style:style>
    <style:style style:name="pr22" style:family="presentation" style:parent-style-name="Blue-subtitle" style:list-style-name="L6">
      <style:graphic-properties draw:fill-color="#ffffff" draw:auto-grow-height="true" fo:min-height="11.88cm"/>
    </style:style>
    <style:style style:name="pr23" style:family="presentation" style:parent-style-name="Blue-notes" style:list-style-name="L1">
      <style:graphic-properties draw:fill-color="#ffffff" draw:auto-grow-height="true" fo:min-height="13.365cm"/>
    </style:style>
    <style:style style:name="P1" style:family="paragraph">
      <style:paragraph-properties fo:margin-left="0.6cm" fo:margin-right="0cm" fo:text-align="center" fo:text-indent="-1cm"/>
      <style:text-properties fo:hyphenate="true"/>
    </style:style>
    <style:style style:name="P2" style:family="paragraph">
      <style:paragraph-properties text:enable-numbering="false" fo:margin-left="0.6cm" fo:margin-right="0cm" fo:text-align="center" fo:text-indent="-1cm"/>
      <style:text-properties fo:hyphenate="true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text:enable-numbering="false" fo:margin-left="0.6cm" fo:margin-right="0cm" fo:text-align="center" fo:text-indent="-0.6cm"/>
      <style:text-properties fo:font-size="24pt" style:font-size-asian="24pt" style:font-size-complex="24pt" fo:hyphenate="fals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7" style:family="paragraph">
      <style:paragraph-properties text:enable-numbering="true" fo:margin-left="1.2cm" fo:margin-right="0cm" fo:margin-top="0cm" fo:margin-bottom="0.5cm" fo:text-align="start" fo:text-indent="-0.9cm"/>
      <style:text-properties fo:hyphenate="true"/>
    </style:style>
    <style:style style:name="P8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</style:style>
    <style:style style:name="P9" style:family="paragraph">
      <style:paragraph-properties text:enable-numbering="false" fo:margin-left="0cm" fo:margin-right="0cm" fo:text-align="center" fo:text-indent="0cm">
        <style:tab-stops>
          <style:tab-stop style:position="0cm"/>
        </style:tab-stops>
      </style:paragraph-properties>
      <style:text-properties fo:font-size="42pt" style:font-size-asian="42pt" style:font-size-complex="42pt" fo:hyphenate="true"/>
    </style:style>
    <style:style style:name="P10" style:family="paragraph">
      <style:paragraph-properties text:enable-numbering="false" fo:margin-left="0cm" fo:margin-right="0cm" fo:text-align="center" fo:text-indent="0cm">
        <style:tab-stops>
          <style:tab-stop style:position="0cm"/>
        </style:tab-stops>
      </style:paragraph-properties>
      <style:text-properties fo:font-size="32pt" style:font-size-asian="32pt" style:font-weight-asian="bold" style:font-size-complex="32pt" fo:hyphenate="true"/>
    </style:style>
    <style:style style:name="P11" style:family="paragraph">
      <style:paragraph-properties fo:margin-left="0cm" fo:margin-right="0cm" fo:line-height="170%" fo:text-indent="0cm">
        <style:tab-stops>
          <style:tab-stop style:position="0cm"/>
        </style:tab-stops>
      </style:paragraph-properties>
    </style:style>
    <style:style style:name="P12" style:family="paragraph">
      <style:paragraph-properties text:enable-numbering="true" fo:margin-left="1.2cm" fo:margin-right="0cm" fo:margin-top="0cm" fo:margin-bottom="0.5cm" fo:text-align="start" fo:text-indent="-0.9cm"/>
      <style:text-properties fo:font-family="文泉驿正黑" style:font-family-generic="swiss" style:font-pitch="variable" style:font-family-asian="文泉驿正黑" style:font-family-generic-asian="swiss" style:font-pitch-asian="variable" fo:hyphenate="true"/>
    </style:style>
    <style:style style:name="P13" style:family="paragraph">
      <style:paragraph-properties text:enable-numbering="false" fo:margin-left="0cm" fo:margin-right="0cm" fo:text-align="center" fo:text-indent="0cm">
        <style:tab-stops>
          <style:tab-stop style:position="0cm"/>
        </style:tab-stops>
      </style:paragraph-properties>
      <style:text-properties fo:font-size="42pt" style:font-size-asian="42pt" style:font-weight-asian="bold" style:font-size-complex="42pt" fo:hyphenate="true"/>
    </style:style>
    <style:style style:name="P14" style:family="paragraph">
      <style:paragraph-properties fo:margin-left="1.2cm" fo:margin-right="0cm" fo:text-indent="-0.6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text-indent="0cm"/>
      <style:text-properties style:font-size-asian="32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indent="0cm"/>
      <style:text-properties style:font-size-asian="20pt"/>
    </style:style>
    <style:style style:name="P18" style:family="paragraph">
      <style:paragraph-properties fo:margin-left="0cm" fo:margin-right="0cm" fo:text-align="start" fo:text-indent="0cm"/>
    </style:style>
    <style:style style:name="T1" style:family="text">
      <style:text-properties fo:font-size="24pt" fo:language="en" fo:country="US" style:font-family-asian="'DejaVu Sans'" style:font-family-generic-asian="swiss" style:font-pitch-asian="variable" style:font-size-asian="24pt" style:language-asian="en" style:country-asian="US" style:font-size-complex="24pt"/>
    </style:style>
    <style:style style:name="T2" style:family="text">
      <style:text-properties fo:font-size="18pt" fo:language="en" fo:country="US" style:font-family-asian="'DejaVu Sans'" style:font-family-generic-asian="swiss" style:font-pitch-asian="variable" style:font-size-asian="18pt" style:language-asian="en" style:country-asian="US" style:font-size-complex="18pt"/>
    </style:style>
    <style:style style:name="T3" style:family="text">
      <style:text-properties fo:font-family="Arial" style:font-family-generic="swiss" fo:font-size="42pt" fo:language="en" fo:country="US" fo:font-weight="bold" style:font-family-asian="黑体" style:font-size-asian="42pt" style:language-asian="en" style:country-asian="US" style:font-weight-asian="bold" style:font-family-complex="Arial" style:font-family-generic-complex="swiss" style:font-size-complex="42pt" style:font-weight-complex="bold"/>
    </style:style>
    <style:style style:name="T4" style:family="text">
      <style:text-properties fo:font-size="32pt" style:font-family-asian="'DejaVu Sans'" style:font-family-generic-asian="swiss" style:font-pitch-asian="variable" style:font-size-asian="32pt" style:font-size-complex="32pt"/>
    </style:style>
    <style:style style:name="T5" style:family="text">
      <style:text-properties fo:font-family="'AR PL UMing CN'" style:font-family-generic="roman" style:font-pitch="variable" fo:font-size="32pt" style:font-size-asian="32pt" style:font-size-complex="32pt"/>
    </style:style>
    <style:style style:name="T6" style:family="text">
      <style:text-properties fo:font-family="Arial" style:font-family-generic="swiss" fo:font-size="32pt" fo:language="en" fo:country="US" fo:font-weight="bold" style:font-family-asian="黑体" style:font-size-asian="32pt" style:language-asian="en" style:country-asian="US" style:font-weight-asian="bold" style:font-family-complex="Arial" style:font-family-generic-complex="swiss" style:font-size-complex="32pt" style:font-weight-complex="bold"/>
    </style:style>
    <style:style style:name="T7" style:family="text">
      <style:text-properties fo:font-family="文泉驿正黑" style:font-family-generic="swiss" style:font-pitch="variable" style:font-family-asian="文泉驿正黑" style:font-family-generic-asian="swiss" style:font-pitch-asian="variable" style:font-size-asian="12pt"/>
    </style:style>
    <style:style style:name="T8" style:family="text">
      <style:text-properties fo:font-family="文泉驿正黑" style:font-family-generic="swiss" style:font-pitch="variable" style:font-family-asian="文泉驿正黑" style:font-family-generic-asian="swiss" style:font-pitch-asian="variable"/>
    </style:style>
    <style:style style:name="T9" style:family="text">
      <style:text-properties fo:font-size="42pt" fo:language="en" fo:country="US" fo:font-weight="bold" style:font-family-asian="'DejaVu Sans'" style:font-family-generic-asian="swiss" style:font-pitch-asian="variable" style:font-size-asian="42pt" style:language-asian="en" style:country-asian="US" style:font-weight-asian="bold" style:font-size-complex="42pt" style:font-weight-complex="bold"/>
    </style:style>
    <style:style style:name="T10" style:family="text">
      <style:text-properties style:font-family-asian="'DejaVu Sans'" style:font-family-generic-asian="swiss" style:font-pitch-asian="variable" style:font-size-asian="12pt"/>
    </style:style>
    <style:style style:name="T11" style:family="text">
      <style:text-properties fo:font-family="'AR PL UMing CN'" style:font-family-generic="roman" style:font-pitch="variable" style:font-size-asian="12pt"/>
    </style:style>
    <style:style style:name="T12" style:family="text">
      <style:text-properties fo:font-family="'AR PL UMing CN'" style:font-family-generic="roman" style:font-pitch="variable"/>
    </style:style>
    <style:style style:name="T13" style:family="text">
      <style:text-properties fo:font-family="'AR PL UMing CN'" style:font-family-generic="roman" style:font-pitch="variable" style:font-size-asian="22pt" style:font-weight-asian="bold"/>
    </style:style>
    <style:style style:name="T14" style:family="text">
      <style:text-properties fo:font-family="'AR PL UMing CN'" style:font-family-generic="roman" style:font-pitch="variable" style:font-family-asian="'DejaVu Sans'" style:font-family-generic-asian="swiss" style:font-pitch-asian="variable" style:font-size-asian="22pt" style:font-weight-asian="bold"/>
    </style:style>
    <style:style style:name="T15" style:family="text">
      <style:text-properties style:font-size-asian="32pt"/>
    </style:style>
    <style:style style:name="T16" style:family="text">
      <style:text-properties style:font-size-asian="12pt"/>
    </style:style>
    <style:style style:name="T17" style:family="text">
      <style:text-properties fo:font-family="Arial" style:font-family-generic="swiss" fo:font-size="32pt" fo:language="en" fo:country="US" fo:font-weight="normal" style:font-family-asian="黑体" style:font-size-asian="32pt" style:language-asian="en" style:country-asian="US" style:font-weight-asian="normal" style:font-family-complex="Arial" style:font-family-generic-complex="swiss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4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主题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4.299cm" svg:height="3.006cm" svg:x="1.254cm" svg:y="0cm" presentation:class="title" presentation:user-transformed="true">
          <draw:text-box draw:corner-radius="0.016cm">
            <text:p text:style-name="P1">搜索引擎项目</text:p>
          </draw:text-box>
        </draw:frame>
        <draw:frame presentation:style-name="pr2" draw:text-style-name="P4" draw:layer="layout" svg:width="22.707cm" svg:height="11.341cm" svg:x="2.915cm" svg:y="5.295cm" presentation:class="subtitle" presentation:user-transformed="true">
          <draw:text-box>
            <text:p text:style-name="P3"><text:span text:style-name="T1">网址搜索引擎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概况" draw:style-name="dp1" draw:master-page-name="Blue" presentation:presentation-page-layout-name="AL2T1">
        <office:forms form:automatic-focus="false" form:apply-design-mode="false"/>
        <draw:frame presentation:style-name="pr4" draw:text-style-name="P2" draw:layer="layout" svg:width="24.299cm" svg:height="3.006cm" svg:x="1.254cm" svg:y="0cm" presentation:class="title" presentation:user-transformed="true">
          <draw:text-box>
            <text:p text:style-name="P1">概况</text:p>
          </draw:text-box>
        </draw:frame>
        <draw:frame presentation:style-name="pr5" draw:text-style-name="P7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6">基本计划：</text:p>
              </text:list-item>
            </text:list>
            <text:list text:style-name="L4">
              <text:list-item>
                <text:p text:style-name="P5"><text:span text:style-name="T2">我们小组希望通过自制的搜索引擎程序，从网上下载一个网页源代码，从中分析出所有的网址链接，再通过找出的所有链接，再次下载分析该链接中的所有网址，重复执行，从而达到抓取整个互联网。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5" draw:layer="layout" svg:width="16.799cm" svg:height="13.365cm" svg:x="2.1cm" svg:y="14.107cm" presentation:class="notes" presentation:placeholder="true">
            <draw:text-box draw:corner-radius="0.002cm"/>
          </draw:frame>
        </presentation:notes>
      </draw:page>
      <draw:page draw:name="长远目标" draw:style-name="dp1" draw:master-page-name="Blue" presentation:presentation-page-layout-name="AL2T1">
        <office:forms form:automatic-focus="false" form:apply-design-mode="false"/>
        <draw:frame presentation:style-name="pr7" draw:text-style-name="P9" draw:layer="layout" svg:width="24.299cm" svg:height="3.006cm" svg:x="1.254cm" svg:y="0cm" presentation:class="title">
          <draw:text-box>
            <text:p text:style-name="P8"><text:span text:style-name="T3">项目背景</text:span></text:p>
          </draw:text-box>
        </draw:frame>
        <draw:frame presentation:style-name="pr5" draw:text-style-name="P7" draw:layer="layout" svg:width="22.707cm" svg:height="11.341cm" svg:x="2.293cm" svg:y="5cm" presentation:class="outline" presentation:user-transformed="true">
          <draw:text-box>
            <text:list text:style-name="L5">
              <text:list-item>
                <text:p text:style-name="P5">拟开发软件的项目名称：网址搜索引擎</text:p>
              </text:list-item>
            </text:list>
            <text:list text:style-name="L3">
              <text:list-item>
                <text:p text:style-name="P5">预期用户：广大网络爱好者</text:p>
              </text:list-item>
              <text:list-item>
                <text:p text:style-name="P5">项目的委托单位：无</text:p>
              </text:list-item>
              <text:list-item>
                <text:p text:style-name="P5">开发单位：第四小组</text:p>
              </text:list-item>
            </text:list>
            <text:list text:style-name="L5">
              <text:list-item>
                <text:p text:style-name="P5"><text:span text:style-name="T4">运行环境：该软件运行于</text:span><text:span text:style-name="T5">linux</text:span><text:span text:style-name="T4">系统环境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8" draw:text-style-name="P5" draw:layer="layout" svg:width="16.799cm" svg:height="13.365cm" svg:x="2.1cm" svg:y="14.107cm" presentation:class="notes" presentation:placeholder="true">
            <draw:text-box draw:corner-radius="0.003cm"/>
          </draw:frame>
        </presentation:notes>
      </draw:page>
      <draw:page draw:name="目前情况" draw:style-name="dp1" draw:master-page-name="Blue" presentation:presentation-page-layout-name="AL3T8">
        <office:forms form:automatic-focus="false" form:apply-design-mode="false"/>
        <draw:frame presentation:style-name="pr9" draw:text-style-name="P10" draw:layer="layout" svg:width="24.299cm" svg:height="3.006cm" svg:x="1.254cm" svg:y="0cm" presentation:class="title">
          <draw:text-box>
            <text:p text:style-name="P8"><text:span text:style-name="T6">定义</text:span></text:p>
          </draw:text-box>
        </draw:frame>
        <draw:frame draw:style-name="gr1" draw:layer="layout" svg:width="29.719cm" svg:height="11.792cm" svg:x="2.177cm" svg:y="3.5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0.202cm" svg:height="2.24cm" svg:x="9.224cm" svg:y="9.24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9.034cm" svg:height="2.241cm" svg:x="9.057cm" svg:y="5.67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layer="layout" svg:width="13.705cm" svg:height="10.279cm" svg:x="3.647cm" svg:y="2.853cm" draw:page-number="4"/>
          <draw:frame presentation:style-name="pr10" draw:text-style-name="P5" draw:layer="layout" svg:width="16.799cm" svg:height="13.365cm" svg:x="2.1cm" svg:y="14.107cm" presentation:class="notes" presentation:placeholder="true">
            <draw:text-box draw:corner-radius="0.004cm"/>
          </draw:frame>
        </presentation:notes>
      </draw:page>
      <draw:page draw:name="新的进展" draw:style-name="dp1" draw:master-page-name="Blue" presentation:presentation-page-layout-name="AL2T1">
        <office:forms form:automatic-focus="false" form:apply-design-mode="false"/>
        <draw:frame presentation:style-name="pr11" draw:text-style-name="P9" draw:layer="layout" svg:width="24.299cm" svg:height="3.006cm" svg:x="1.254cm" svg:y="0cm" presentation:class="title">
          <draw:text-box>
            <text:p text:style-name="P8"><text:span text:style-name="T3">运行环境</text:span></text:p>
          </draw:text-box>
        </draw:frame>
        <draw:frame presentation:style-name="pr5" draw:text-style-name="P12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11"><text:span text:style-name="T7">硬件环境：</text:span><text:span text:style-name="T8">80X86</text:span><text:span text:style-name="T7">兼容</text:span><text:span text:style-name="T8">pc</text:span><text:span text:style-name="T7">机</text:span></text:p>
              </text:list-item>
              <text:list-item>
                <text:p text:style-name="P5"><text:span text:style-name="T7">64MB</text:span><text:span text:style-name="T7">内存以上</text:span></text:p>
              </text:list-item>
              <text:list-item>
                <text:p text:style-name="P5"><text:span text:style-name="T7">P3 500 </text:span><text:span text:style-name="T7">以上级</text:span><text:span text:style-name="T7">cpu</text:span></text:p>
              </text:list-item>
              <text:list-item>
                <text:p text:style-name="P5"><text:span text:style-name="T8">软件环境：</text:span><text:span text:style-name="T7">linux</text:span><text:span text:style-name="T7">操作系统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12" draw:text-style-name="P5" draw:layer="layout" svg:width="16.799cm" svg:height="13.365cm" svg:x="2.1cm" svg:y="14.107cm" presentation:class="notes" presentation:placeholder="true">
            <draw:text-box draw:corner-radius="0.005cm"/>
          </draw:frame>
        </presentation:notes>
      </draw:page>
      <draw:page draw:name="其它策略" draw:style-name="dp1" draw:master-page-name="Blue" presentation:presentation-page-layout-name="AL2T1">
        <office:forms form:automatic-focus="false" form:apply-design-mode="false"/>
        <draw:frame presentation:style-name="pr13" draw:text-style-name="P9" draw:layer="layout" svg:width="24.299cm" svg:height="3.006cm" svg:x="1.254cm" svg:y="0cm" presentation:class="title">
          <draw:text-box>
            <text:p text:style-name="P8"><text:span text:style-name="T9">总体设计</text:span></text:p>
          </draw:text-box>
        </draw:frame>
        <draw:frame presentation:style-name="pr5" draw:text-style-name="P7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11">流程模块</text:p>
              </text:list-item>
              <text:list-item>
                <text:p text:style-name="P11"><text:span text:style-name="T10">模块一：</text:span><text:span text:style-name="T11">WGET</text:span><text:span text:style-name="T10">：下载模块</text:span></text:p>
              </text:list-item>
              <text:list-item>
                <text:p text:style-name="P5"><text:span text:style-name="T10">模块二：</text:span><text:span text:style-name="T11">FD_WEB:</text:span><text:span text:style-name="T10">分析模块</text:span></text:p>
              </text:list-item>
              <text:list-item>
                <text:p text:style-name="P5"><text:span text:style-name="T10">模块三：</text:span><text:span text:style-name="T11">IN_SQL</text:span><text:span text:style-name="T10">存储模块</text:span></text:p>
              </text:list-item>
              <text:list-item>
                <text:p text:style-name="P5"><text:span text:style-name="T10">模块四：</text:span><text:span text:style-name="T11">LOOP:</text:span><text:span text:style-name="T10">循环控制模块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14" draw:text-style-name="P5" draw:layer="layout" svg:width="16.799cm" svg:height="13.365cm" svg:x="2.1cm" svg:y="14.107cm" presentation:class="notes" presentation:placeholder="true">
            <draw:text-box draw:corner-radius="0.006cm"/>
          </draw:frame>
        </presentation:notes>
      </draw:page>
      <draw:page draw:name="建议" draw:style-name="dp1" draw:master-page-name="Blue">
        <office:forms form:automatic-focus="false" form:apply-design-mode="false"/>
        <draw:frame presentation:style-name="pr15" draw:text-style-name="P13" draw:layer="layout" svg:width="24.299cm" svg:height="3.006cm" svg:x="1.254cm" svg:y="0cm" presentation:class="title" presentation:user-transformed="true">
          <draw:text-box>
            <text:p text:style-name="P8"><text:span text:style-name="T3">功能分配</text:span></text:p>
          </draw:text-box>
        </draw:frame>
        <draw:frame presentation:style-name="pr16" draw:text-style-name="P5" draw:layer="layout" svg:width="24.299cm" svg:height="11.88cm" svg:x="1.35cm" svg:y="4.212cm">
          <draw:text-box>
            <text:p text:style-name="P5"><text:span text:style-name="T12">WGET:</text:span><text:span text:style-name="T10">下载网页源代码</text:span></text:p>
            <text:p text:style-name="P5"/>
            <text:p text:style-name="P5"><text:span text:style-name="T11">FD_WEB:</text:span><text:span text:style-name="T10">分析源代码查找网址</text:span></text:p>
            <text:p text:style-name="P5"/>
            <text:p text:style-name="P5"><text:span text:style-name="T11">IN_SQL:</text:span><text:span text:style-name="T10">将网址存入</text:span><text:span text:style-name="T11">SQLITE</text:span></text:p>
            <text:p text:style-name="P5"/>
            <text:p text:style-name="P5"><text:span text:style-name="T12">LOOP</text:span><text:span text:style-name="T10">：读取</text:span><text:span text:style-name="T12">SQLITE</text:span><text:span text:style-name="T10">中网址并返回</text:span><text:span text:style-name="T12">WGET</text:span><text:span text:style-name="T10">模块</text:span></text:p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17" draw:text-style-name="P5" draw:layer="layout" svg:width="16.799cm" svg:height="13.365cm" svg:x="2.1cm" svg:y="14.107cm" presentation:class="notes" presentation:placeholder="true">
            <draw:text-box draw:corner-radius="0.007cm"/>
          </draw:frame>
        </presentation:notes>
      </draw:page>
      <draw:page draw:name="page8" draw:style-name="dp1" draw:master-page-name="Blue">
        <office:forms form:automatic-focus="false" form:apply-design-mode="false"/>
        <draw:frame presentation:style-name="pr18" draw:text-style-name="P13" draw:layer="layout" svg:width="24.299cm" svg:height="3.006cm" svg:x="1.254cm" svg:y="0cm" presentation:class="title" presentation:user-transformed="true">
          <draw:text-box>
            <text:p text:style-name="P8"><text:span text:style-name="T3">运行设计</text:span></text:p>
          </draw:text-box>
        </draw:frame>
        <draw:frame presentation:style-name="pr19" draw:text-style-name="P15" draw:layer="layout" svg:width="24.299cm" svg:height="11.88cm" svg:x="1.35cm" svg:y="4.212cm">
          <draw:text-box>
            <text:p text:style-name="P14"><text:span text:style-name="T13">4</text:span><text:span text:style-name="T14">．运行设计</text:span></text:p>
            <text:p text:style-name="P5"><text:span text:style-name="T15"/></text:p>
            <text:p text:style-name="P5"><text:span text:style-name="T16"/></text:p>
          </draw:text-box>
        </draw:frame>
        <draw:frame draw:style-name="gr2" draw:text-style-name="P16" draw:layer="layout" svg:width="13.413cm" svg:height="8.333cm" svg:x="5.587cm" svg:y="5.167cm">
          <draw:image xlink:href="Pictures/10000000000001FB0000013B567F2707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8"/>
          <draw:frame presentation:style-name="pr20" draw:text-style-name="P17" draw:layer="layout" svg:width="16.799cm" svg:height="13.365cm" svg:x="2.1cm" svg:y="14.107cm" presentation:class="notes" presentation:placeholder="true">
            <draw:text-box draw:corner-radius="0.007cm"/>
          </draw:frame>
        </presentation:notes>
      </draw:page>
      <draw:page draw:name="page9" draw:style-name="dp1" draw:master-page-name="Blue">
        <office:forms form:automatic-focus="false" form:apply-design-mode="false"/>
        <draw:frame presentation:style-name="pr21" draw:text-style-name="P13" draw:layer="layout" svg:width="24.299cm" svg:height="3.006cm" svg:x="1.254cm" svg:y="0cm" presentation:class="title" presentation:user-transformed="true">
          <draw:text-box>
            <text:p text:style-name="P8"><text:span text:style-name="T3">遇到的问题</text:span></text:p>
          </draw:text-box>
        </draw:frame>
        <draw:frame presentation:style-name="pr22" draw:text-style-name="P15" draw:layer="layout" svg:width="24.299cm" svg:height="11.88cm" svg:x="1.35cm" svg:y="4.212cm">
          <draw:text-box>
            <text:p text:style-name="P18"><text:span text:style-name="T15">1.</text:span><text:span text:style-name="T15">网址搜索算法不够精确有待优化</text:span></text:p>
            <text:p text:style-name="P18"><text:span text:style-name="T15">2.</text:span><text:span text:style-name="T15">重复插入相同</text:span><text:span text:style-name="T17">的网址记录</text:span></text:p>
            <text:p text:style-name="P18"><text:span text:style-name="T17">3.</text:span><text:span text:style-name="T17">域名和相对网址拼接</text:span></text:p>
            <text:p text:style-name="P18"><text:span text:style-name="T17"/></text:p>
          </draw:text-box>
        </draw:frame>
        <presentation:notes draw:style-name="dp2">
          <draw:page-thumbnail draw:layer="layout" svg:width="13.705cm" svg:height="10.279cm" svg:x="3.647cm" svg:y="2.853cm" draw:page-number="9"/>
          <draw:frame presentation:style-name="pr23" draw:text-style-name="P17" draw:layer="layout" svg:width="16.799cm" svg:height="13.365cm" svg:x="2.1cm" svg:y="14.107cm" presentation:class="notes" presentation:placeholder="true">
            <draw:text-box draw:corner-radius="0.007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26" draw:display-name="Gradient 26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fill-image draw:name="Blue" xlink:href="Pictures/1000000000000640000004B02C5236E4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MSung Light SC'" style:font-family-generic="roman" style:font-pitch="variable" fo:font-size="24pt" fo:language="zh" fo:country="CN" style:font-family-asian="'MSung Light SC'" style:font-pitch-asian="variable" style:font-size-asian="24pt" style:language-asian="zh" style:country-asian="CN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6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'MSung Light SC'" style:font-style-name="Standard" style:font-family-generic="swiss" style:font-pitch="variable" fo:font-size="24pt" fo:font-style="normal" fo:text-shadow="none" style:text-underline-style="none" fo:font-weight="normal" style:font-family-asian="'MSung Light SC'" style:font-pitch-asian="variable" style:font-size-asian="24pt" style:language-asian="zh" style:country-asian="CN" style:font-style-asian="normal" style:font-weight-asian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zh" style:country-asian="CN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zh" style:country-asian="CN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zh" style:country-asian="CN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 style:font-size-asian="44pt" style:language-asian="zh" style:country-asian="CN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zh" style:country-asian="CN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zh" style:country-asian="CN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zh" style:country-asian="CN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zh" style:country-asian="CN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zh" style:country-asian="CN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zh" style:country-asian="CN" style:font-style-asian="normal" style:font-weight-asian="normal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ormal_20_Indent" style:display-name="Normal Indent" style:family="graphic">
      <style:paragraph-properties fo:margin-left="0cm" fo:margin-right="0cm" fo:text-indent="1.307cm"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81cm" fo:margin-bottom="0.81cm" fo:line-height="170%" style:text-autospace="none"/>
      <style:text-properties fo:font-family="Arial" style:font-family-generic="swiss" fo:font-size="16pt" fo:language="en" fo:country="US" fo:font-weight="bold" style:font-family-asian="黑体" style:language-asian="en" style:country-asian="US" style:font-family-complex="Arial" style:font-family-generic-complex="swiss" style:font-size-complex="16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heading_20_1" style:display-name="heading 1" style:family="graphic">
      <style:paragraph-properties fo:margin-top="1.058cm" fo:margin-bottom="1.027cm" fo:line-height="200%" style:text-autospace="none"/>
      <style:text-properties fo:font-size="22pt" fo:language="en" fo:country="US" fo:font-weight="bold" style:language-asian="en" style:country-asian="US" style:font-size-complex="22pt" style:font-weight-complex="bold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21cm" svg:height="6.613cm" svg:x="3.206cm" svg:y="2.94cm" draw:page-number="1"/>
      <draw:page-thumbnail draw:layer="backgroundobjects" svg:width="9.921cm" svg:height="6.613cm" svg:x="16.571cm" svg:y="2.94cm"/>
      <draw:page-thumbnail draw:layer="backgroundobjects" svg:width="9.921cm" svg:height="6.613cm" svg:x="3.206cm" svg:y="11.445cm"/>
      <draw:page-thumbnail draw:layer="backgroundobjects" svg:width="9.921cm" svg:height="6.613cm" svg:x="16.571cm" svg:y="11.445cm"/>
    </style:handout-master>
    <style:master-page style:name="Blue" style:page-layout-name="PM1" draw:style-name="Mdp1">
      <office:forms form:automatic-focus="false" form:apply-design-mode="false"/>
      <draw:frame presentation:style-name="Mpr1" draw:text-style-name="MP1" draw:layer="backgroundobjects" svg:width="24.299cm" svg:height="3.005cm" svg:x="1.254cm" svg:y="0cm" presentation:class="title">
        <draw:text-box>
          <text:p text:style-name="MP1">Muokkaa otsikon tekstimuotoa napsauttamalla</text:p>
        </draw:text-box>
      </draw:frame>
      <draw:frame presentation:style-name="Mpr2" draw:text-style-name="MP2" draw:layer="backgroundobjects" svg:width="24.299cm" svg:height="11.879cm" svg:x="1.35cm" svg:y="4.212cm" presentation:class="outline">
        <draw:text-box>
          <text:list text:style-name="ML2">
            <text:list-item>
              <text:p text:style-name="MP1">Muokkaa jäsennyksen tekstimuotoa napsauttamalla</text:p>
              <text:list>
                <text:list-item>
                  <text:p text:style-name="MP1">Toinen jäsennystaso</text:p>
                  <text:list>
                    <text:list-item>
                      <text:p text:style-name="MP1">Kolmas jäsennystaso</text:p>
                      <text:list>
                        <text:list-item>
                          <text:p text:style-name="MP1">Neljäs jäsennystaso</text:p>
                          <text:list>
                            <text:list-item>
                              <text:p text:style-name="MP1">Viides jäsennystaso</text:p>
                              <text:list>
                                <text:list-item>
                                  <text:p text:style-name="MP1">Kuudes jäsennystaso</text:p>
                                  <text:list>
                                    <text:list-item>
                                      <text:p text:style-name="MP1">Seitsemäs jäsennystaso</text:p>
                                      <text:list>
                                        <text:list-item>
                                          <text:p text:style-name="MP1">Kahdeksas jäsennystaso</text:p>
                                          <text:list>
                                            <text:list-item>
                                              <text:p text:style-name="MP1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3" draw:layer="backgroundobjects" svg:width="6.29cm" svg:height="1.241cm" svg:x="1.35cm" svg:y="16.398cm" presentation:class="date-time">
        <draw:text-box>
          <text:p text:style-name="MP3"><text:span text:style-name="MT1"><presentation:date-time/></text:span></text:p>
        </draw:text-box>
      </draw:frame>
      <draw:frame presentation:style-name="Mpr3" draw:text-style-name="MP4" draw:layer="backgroundobjects" svg:width="8.558cm" svg:height="1.241cm" svg:x="9.234cm" svg:y="16.398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5" draw:layer="backgroundobjects" svg:width="6.29cm" svg:height="1.241cm" svg:x="19.358cm" svg:y="16.398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3" draw:layer="backgroundobjects" svg:width="9.112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4" draw:text-style-name="MP5" draw:layer="backgroundobjects" svg:width="9.112cm" svg:height="1.484cm" svg:x="11.887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5" draw:text-style-name="MP3" draw:layer="backgroundobjects" svg:width="9.112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5" draw:text-style-name="MP5" draw:layer="backgroundobjects" svg:width="9.112cm" svg:height="1.484cm" svg:x="11.887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dc:title>推荐介绍策略</dc:title>
    <dc:description>推荐不同的策略，并介绍一个策略的形成过程</dc:description>
    <meta:initial-creator>akaedu</meta:initial-creator>
    <meta:creation-date>2010-10-06T10:24:16</meta:creation-date>
    <dc:creator>tsuibin </dc:creator>
    <dc:date>2010-10-06T12:06:10</dc:date>
    <dc:language>zh-CN</dc:language>
    <meta:editing-cycles>4</meta:editing-cycles>
    <meta:editing-duration>PT01H26M18S</meta:editing-duration>
    <meta:document-statistic meta:object-count="54"/>
    <meta:user-defined meta:name="Info 0"/>
    <meta:user-defined meta:name="Info 1"/>
    <meta:user-defined meta:name="Info 2"/>
    <meta:user-defined meta:name="Info 3"/>
    <meta:template xlink:type="simple" xlink:actuate="onRequest" xlink:title="推荐介绍策略" xlink:href="../../../../usr/lib/openoffice/share/template/zh-CN/presnt/prs-strategy.otp" meta:date="2010-10-06T10:24: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89cm"/>
    </style:style>
    <style:style style:name="co2" style:family="table-column">
      <style:table-column-properties fo:break-before="auto" style:column-width="6.82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282cm" fo:break-before="auto" style:use-optimal-row-height="true"/>
    </style:style>
    <style:style style:name="ro2" style:family="table-row">
      <style:table-row-properties style:row-height="0.328cm" fo:break-before="auto" style:use-optimal-row-height="true"/>
    </style:style>
    <style:style style:name="ro3" style:family="table-row">
      <style:table-row-properties style:row-height="0.56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54" table:default-cell-style-name="ce1"/>
        <table:table-row table:style-name="ro1">
          <table:table-cell office:value-type="string">
            <text:p>名词</text:p>
          </table:table-cell>
          <table:table-cell office:value-type="string">
            <text:p><text:s text:c="26"/>说明</text:p>
          </table:table-cell>
          <table:table-cell table:number-columns-repeated="254"/>
        </table:table-row>
        <table:table-row table:style-name="ro2">
          <table:table-cell office:value-type="string">
            <text:p>wget</text:p>
          </table:table-cell>
          <table:table-cell office:value-type="string">
            <text:p>从网络上下载网页源代码并保存为.html格式</text:p>
          </table:table-cell>
          <table:table-cell table:number-columns-repeated="254"/>
        </table:table-row>
        <table:table-row table:style-name="ro3">
          <table:table-cell office:value-type="string">
            <text:p>fopen,fread,</text:p>
            <text:p>fclose</text:p>
          </table:table-cell>
          <table:table-cell office:value-type="string">
            <text:p>对文件进行读写操作</text:p>
          </table:table-cell>
          <table:table-cell table:number-columns-repeated="254"/>
        </table:table-row>
        <table:table-row table:style-name="ro1">
          <table:table-cell office:value-type="string">
            <text:p>find_web</text:p>
          </table:table-cell>
          <table:table-cell office:value-type="string">
            <text:p>从下载的网页源代码中分析出所有网址链接</text:p>
          </table:table-cell>
          <table:table-cell table:number-columns-repeated="254"/>
        </table:table-row>
        <table:table-row table:style-name="ro2">
          <table:table-cell office:value-type="string">
            <text:p>SQLite</text:p>
          </table:table-cell>
          <table:table-cell office:value-type="string">
            <text:p>把分析出的网址链接保存到数据库中</text:p>
          </table:table-cell>
          <table:table-cell table:number-columns-repeated="25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US" style:font-name-asian="DejaVu Sans" style:language-asian="zh" style:country-asian="CN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itstream Ver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2010／10／06</text:date>, <text:time>11:25:2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854cm"/>
    </style:style>
    <style:style style:name="co2" style:family="table-column">
      <style:table-column-properties fo:break-before="auto" style:column-width="6.38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US" style:font-name-asian="DejaVu Sans" style:language-asian="zh" style:country-asian="CN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itstream Ver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2010／10／06</text:date>, <text:time>11:25:2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US" style:font-name-asian="DejaVu Sans" style:language-asian="zh" style:country-asian="CN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itstream Ver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2010／10／06</text:date>, <text:time>11:25:2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